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TOS Desig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Library of common routines.</text:p>
              </text:list-item>
              <text:list-item>
                <text:p>Extremely simple shell for user/remote programmatic interaction.</text:p>
              </text:list-item>
              <text:list-item>
                <text:p>No task scheduling, dynamic memory allocation, or memory protection.</text:p>
              </text:list-item>
              <text:list-item>
                <text:p>No boot loader (yet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brary of Common Routin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Modules are divided up by area of functionality.</text:p>
              </text:list-item>
              <text:list-item>
                <text:p>Modules can be statically compiled into software that requires their functional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ple Shell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Programs compiled to use shell module can register their own commands.</text:p>
              </text:list-item>
              <text:list-item>
                <text:p>MSP430 sleeps until UART RX IRQ is triggered.</text:p>
              </text:list-item>
              <text:list-item>
                <text:p>Commands are gathered in a static buffer.</text:p>
              </text:list-item>
              <text:list-item>
                <text:p>Commands are executed when '\r' is receiv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ssing RTOS Featur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ask Manager/Scheduler</text:p>
              </text:list-item>
              <text:list-item>
                <text:p>Modular Interrup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oot Loader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">MSP430 can write to its own program storage flash when switched into a special mode with some peripherals disabled.</text:p>
              </text:list-item>
              <text:list-item>
                <text:p text:style-name="P1">UART can still be polled while in flash programming mode, though.</text:p>
              </text:list-item>
              <text:list-item>
                <text:p text:style-name="P1">Theoretically, a bootloader could be written:</text:p>
                <text:list>
                  <text:list-item>
                    <text:p text:style-name="P1">Sits at the beginning of flash program storage, receives the instruction pointer first.</text:p>
                  </text:list-item>
                  <text:list-item>
                    <text:p text:style-name="P1">Polls a master via serial for new boot code.</text:p>
                  </text:list-item>
                  <text:list-item>
                    <text:p text:style-name="P1">Sets the instruction pointer to copied program memory if no new code received.</text:p>
                  </text:list-item>
                </text:list>
              </text:list-item>
              <text:list-item>
                <text:p text:style-name="P1">Difficulties with this approach:</text:p>
                <text:list>
                  <text:list-item>
                    <text:p text:style-name="P1">Coping with flash programming mode limitations (no IRQs, code must run from RAM).</text:p>
                  </text:list-item>
                  <text:list-item>
                    <text:p text:style-name="P1">Program memory location off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SP430 vs Stellari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The Stellaris has at least two UARTs and many more GPIOs. Several RTOS are available for Stellaris, but none of them seemed to work properly with msp430-gcc.</text:p>
              </text:list-item>
              <text:list-item>
                <text:p text:style-name="P2">The Stellaris uses Stellarisware HAL. Has a license that restricts linking with “virally”-licensed Free softw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tellaris RTOS Option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reeRTOS</text:p>
                <text:list>
                  <text:list-item>
                    <text:p text:style-name="P1">Included with Stellarisware.</text:p>
                  </text:list-item>
                  <text:list-item>
                    <text:p text:style-name="P1">Compiled, but binaries crashed on xTaskCreate call.</text:p>
                  </text:list-item>
                  <text:list-item>
                    <text:p text:style-name="P1">Using coroutines instead of tasks did not alleviate scheduler problems.</text:p>
                  </text:list-item>
                  <text:list-item>
                    <text:p text:style-name="P1">Scheduler would not run in idle thread even when configured to. Had to be called from loop in main().</text:p>
                  </text:list-item>
                </text:list>
              </text:list-item>
              <text:list-item>
                <text:p text:style-name="P1">ChibiOS</text:p>
                <text:list>
                  <text:list-item>
                    <text:p text:style-name="P1">Mailbox calls would crash, but message IPC worked.</text:p>
                  </text:list-item>
                  <text:list-item>
                    <text:p text:style-name="P1">Most operating system and HAL functions are missing.</text:p>
                  </text:list-item>
                  <text:list-item>
                    <text:p text:style-name="P1">Not much better than raw polling, but probably the best option available right n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3T21:56:06</meta:creation-date>
    <dc:date>2013-01-04T14:19:42</dc:date>
    <meta:editing-duration>PT19M56S</meta:editing-duration>
    <meta:editing-cycles>12</meta:editing-cycles>
    <meta:generator>LibreOffice/3.6$Linux_X86_64 LibreOffice_project/360m1$Build-3</meta:generator>
    <meta:document-statistic meta:object-count="49"/>
  </office:meta>
</office:document-meta>
</file>